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6906"/>
    </style:style>
    <style:style style:name="P2" style:family="paragraph" style:parent-style-name="Standard">
      <style:text-properties officeooo:rsid="00166906" officeooo:paragraph-rsid="00166906"/>
    </style:style>
    <style:style style:name="P3" style:family="paragraph" style:parent-style-name="Standard">
      <style:text-properties officeooo:rsid="00180a6c" officeooo:paragraph-rsid="00180a6c"/>
    </style:style>
    <style:style style:name="P4" style:family="paragraph" style:parent-style-name="Standard">
      <style:text-properties officeooo:rsid="00183db7" officeooo:paragraph-rsid="0019de5e"/>
    </style:style>
    <style:style style:name="P5" style:family="paragraph" style:parent-style-name="Standard">
      <style:text-properties officeooo:paragraph-rsid="0019de5e"/>
    </style:style>
    <style:style style:name="P6" style:family="paragraph" style:parent-style-name="Standard">
      <style:text-properties officeooo:rsid="001c1685" officeooo:paragraph-rsid="001c1685"/>
    </style:style>
    <style:style style:name="T1" style:family="text">
      <style:text-properties officeooo:rsid="00166906"/>
    </style:style>
    <style:style style:name="T2" style:family="text">
      <style:text-properties officeooo:rsid="00180a6c"/>
    </style:style>
    <style:style style:name="T3" style:family="text">
      <style:text-properties officeooo:rsid="00183db7"/>
    </style:style>
    <style:style style:name="T4" style:family="text">
      <style:text-properties officeooo:rsid="0019de5e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officeooo:rsid="001c168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168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>P</text:span><text:span text:style-name="T7">orfolio project idea</text:span></text:p>
      <text:p text:style-name="P2"><text:span text:style-name="T8"/></text:p>
      <text:p text:style-name="P2"><text:span text:style-name="T8"/></text:p>
      <text:p text:style-name="P2"><text:span text:style-name="T8">strektsher.com <text:s/></text:span><text:span text:style-name="T6">will be a web based </text:span>EMR Surgical integrations app <text:span text:style-name="T4">(Surgical Preference card system, with inventory control)</text:span></text:p>
      <text:p text:style-name="P1">1. Introduction</text:p>
      <text:p text:style-name="P1">● A brief introduction to your website idea. State the goals of the project. </text:p>
      <text:p text:style-name="P1">- I will be creating a <text:span text:style-name="T1">EMR surgical integrations app</text:span></text:p>
      <text:p text:style-name="P1"><text:span text:style-name="T1"><text:tab/>1. To create a system of smart scheduling.</text:span></text:p>
      <text:p text:style-name="P2"><text:tab/>2. Surgical flow of Doctors needs and <text:span text:style-name="T2">hospital capital management</text:span></text:p>
      <text:p text:style-name="P3"><text:tab/>3. Inventory control</text:p>
      <text:p text:style-name="P1"/>
      <text:p text:style-name="P1">● The values / benefits (tangible and intangible) this application can bring to a company/organization/end user. </text:p>
      <text:p text:style-name="P1"><text:tab/>- This site <text:span text:style-name="T2">can optimize a hospital or surgery centers ROI through efficient tech driven <text:tab/>processes in surgical scheduling, patent management and JIT materials management.</text:span></text:p>
      <text:p text:style-name="P1"/>
      <text:p text:style-name="P1">2. Expected List of Features </text:p>
      <text:p text:style-name="P1">● A brief list of features that you expect your website to support. </text:p>
      <text:p text:style-name="P3"><text:tab/>1. Security authentication Log in.</text:p>
      <text:p text:style-name="P3"><text:tab/>2. Case Creation integration.</text:p>
      <text:p text:style-name="P3"><text:tab/>3. Update to surgical preferences.</text:p>
      <text:p text:style-name="P3"><text:tab/>4. <text:span text:style-name="T3">Automate inventory control.</text:span></text:p>
      <text:p text:style-name="P1"/>
      <text:p text:style-name="P1">● Brief justifications for including these features. </text:p>
      <text:p text:style-name="P1">-<text:span text:style-name="T3">There are many in house and out of the box solutions which solve these problems, but not one that will do all these.</text:span></text:p>
      <text:p text:style-name="P1"/>
      <text:p text:style-name="P1">3. Market Survey</text:p>
      <text:p text:style-name="P1">● Do a survey of the web to find about five websites similar to yours. </text:p>
      <text:p text:style-name="P1"><text:a xlink:type="simple" xlink:href="https://casetabs.com/index.html" text:style-name="Internet_20_link" text:visited-style-name="Visited_20_Internet_20_Link">https://casetabs.com/index.html</text:a></text:p>
      <text:p text:style-name="P1"><text:a xlink:type="simple" xlink:href="https://www.cpsi.com/" text:style-name="Internet_20_link" text:visited-style-name="Visited_20_Internet_20_Link">https://www.cpsi.com/</text:a></text:p>
      <text:p text:style-name="P1"><text:a xlink:type="simple" xlink:href="https://afoundria.com/" text:style-name="Internet_20_link" text:visited-style-name="Visited_20_Internet_20_Link">https://afoundria.com/</text:a></text:p>
      <text:p text:style-name="P1"><text:a xlink:type="simple" xlink:href="https://www.drchrono.com/" text:style-name="Internet_20_link" text:visited-style-name="Visited_20_Internet_20_Link">https://www.drchrono.com/</text:a></text:p>
      <text:p text:style-name="P1">https://www.epic.com/</text:p>
      <text:p text:style-name="P1"/>
      <text:p text:style-name="P1">● Briefly compare/contrast the features of these websites with your idea. </text:p>
      <text:p text:style-name="P4"><text:s text:c="2"/>Many of these websites do the same things I have suggested in my idea. <text:s/>Some have prolific/ robust interfaces, while others <text:span text:style-name="T4">not so much. <text:s/>Some have multiple drop downs and various tabs with too many breadcrumbs which cause an administrative nightmare. <text:s/></text:span></text:p>
      <text:p text:style-name="P4"/>
      <text:p text:style-name="P5"><text:span text:style-name="T4">I am suggesting a clutter free, easy to navigate <text:s/>system which provides essential features to a fast paced OR and would provide optimal patient care while maintaining the bottom line.</text:span></text:p>
      <text:p text:style-name="P1"/>
      <text:p text:style-name="P1">4. References</text:p>
      <text:p text:style-name="P1">● Give references to any material / websites / books, et cetera, relevant to your website idea. </text:p>
      <text:p text:style-name="P5"><text:a xlink:type="simple" xlink:href="https://www.medpagetoday.com/blogs/gomer/87660" text:style-name="Internet_20_link" text:visited-style-name="Visited_20_Internet_20_Link">https://www.medpagetoday.com/blogs/gomer/87660</text:a></text:p>
      <text:p text:style-name="P5">https://www.medgadget.com/2021/01/how-electronic-health-records-market-booming-worldwide-fortune-business-insights.html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2T19:00:29.757296511</meta:creation-date>
    <dc:date>2021-01-22T20:05:04.516200202</dc:date>
    <meta:editing-duration>PT9M8S</meta:editing-duration>
    <meta:editing-cycles>1</meta:editing-cycles>
    <meta:generator>LibreOffice/6.4.2.2$MacOSX_X86_64 LibreOffice_project/4e471d8c02c9c90f512f7f9ead8875b57fcb1ec3</meta:generator>
    <meta:document-statistic meta:table-count="0" meta:image-count="0" meta:object-count="0" meta:page-count="1" meta:paragraph-count="32" meta:word-count="300" meta:character-count="2094" meta:non-whitespace-character-count="1801"/>
  </office:meta>
</office:document-meta>
</file>